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B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MENTA BUSTAMANTE FERNANDA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ELTRAN HERRERA ASHLEY NIOBE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NSECO GARZON MANUEL OMAR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RRANZA GUZMAN SIRENIA 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OLIN RODRIGUEZ ZURISADAI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CRUZ HERNANDEZ OSWALDO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DE ALBA CHAVEZ RENATA 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MARILLO SOFIA JIMENA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TREJO DANIELA SARAHI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TURANO BERMUDEZ DORIAN GIBRAN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ZAMORANO SAMUEL 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SORIO TAPIA MELISA 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HERNANDEZ LUIS FRANCISCO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PESINA ABIGAIL </text:p>
          </table:table-cell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B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MENTA BUSTAMANTE FERNANDA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ELTRAN HERRERA ASHLEY NIOBE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NSECO GARZON MANUEL OMAR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RRANZA GUZMAN SIRENIA 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OLIN RODRIGUEZ ZURISADAI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CRUZ HERNANDEZ OSWALDO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DE ALBA CHAVEZ RENATA 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MARILLO SOFIA JIMENA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TREJO DANIELA SARAHI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TURANO BERMUDEZ DORIAN GIBRAN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ZAMORANO SAMUEL 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SORIO TAPIA MELISA 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HERNANDEZ LUIS FRANCISCO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PESINA ABIGAIL </text:p>
          </table:table-cell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B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RMENTA BUSTAMANTE FERNANDA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ELTRAN HERRERA ASHLEY NIOBE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NSECO GARZON MANUEL OMAR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RRANZA GUZMAN SIRENIA 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OLIN RODRIGUEZ ZURISADAI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CRUZ HERNANDEZ OSWALDO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DE ALBA CHAVEZ RENATA 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MARILLO SOFIA JIMENA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TREJO DANIELA SARAHI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TURANO BERMUDEZ DORIAN GIBRAN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ZAMORANO SAMUEL 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SORIO TAPIA MELISA 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HERNANDEZ LUIS FRANCISCO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PESINA ABIGAIL </text:p>
          </table:table-cell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6T11:07:53.462654896</dc:date>
    <meta:editing-duration>P3DT2H33M30S</meta:editing-duration>
    <meta:editing-cycles>555</meta:editing-cycles>
    <meta:generator>LibreOffice/7.3.7.2$Linux_X86_64 LibreOffice_project/30$Build-2</meta:generator>
    <meta:document-statistic meta:table-count="3" meta:cell-count="728" meta:object-count="0"/>
  </office:meta>
</office:document-meta>
</file>